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438in" table:align="margins" style:shadow="none" style:may-break-between-rows="true" table:border-model="collapsing"/>
    </style:style>
    <style:style style:name="Table1.A" style:family="table-column">
      <style:table-column-properties style:column-width="1.2236in" style:rel-column-width="10919*"/>
    </style:style>
    <style:style style:name="Table1.B" style:family="table-column">
      <style:table-column-properties style:column-width="1.2243in" style:rel-column-width="10925*"/>
    </style:style>
    <style:style style:name="Table1.C" style:family="table-column">
      <style:table-column-properties style:column-width="1.2396in" style:rel-column-width="11061*"/>
    </style:style>
    <style:style style:name="Table1.D" style:family="table-column">
      <style:table-column-properties style:column-width="1.2083in" style:rel-column-width="10783*"/>
    </style:style>
    <style:style style:name="Table1.F" style:family="table-column">
      <style:table-column-properties style:column-width="1.2243in" style:rel-column-width="10928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5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9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7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1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21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2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2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1.B32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32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32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>
      <style:table-properties style:width="7.3438in" table:align="margins"/>
    </style:style>
    <style:style style:name="Table2.A" style:family="table-column">
      <style:table-column-properties style:column-width="3.6715in" style:rel-column-width="32767*"/>
    </style:style>
    <style:style style:name="Table2.B" style:family="table-column">
      <style:table-column-properties style:column-width="3.6722in" style:rel-column-width="32768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size="12pt" officeooo:rsid="0007cced" officeooo:paragraph-rsid="0007cce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0b52" officeooo:paragraph-rsid="00090b5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2fd5" officeooo:paragraph-rsid="00142fd5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157305" officeooo:paragraph-rsid="00157305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cced" officeooo:paragraph-rsid="0007cce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cced" officeooo:paragraph-rsid="0007cc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7cced" officeooo:paragraph-rsid="0007cce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90b52" officeooo:paragraph-rsid="00090b5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42fd5" officeooo:paragraph-rsid="00142fd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57305" officeooo:paragraph-rsid="0015730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230d" officeooo:paragraph-rsid="0017230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270d" officeooo:paragraph-rsid="000927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f9d" officeooo:paragraph-rsid="000a9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f9d" officeooo:paragraph-rsid="0010b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f9d" officeooo:paragraph-rsid="0013b1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d2de" officeooo:paragraph-rsid="000cd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792" officeooo:paragraph-rsid="000d9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0b3f" officeooo:paragraph-rsid="000f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35f4" officeooo:paragraph-rsid="000f3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b389" officeooo:paragraph-rsid="0010b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f329" officeooo:paragraph-rsid="0011f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6901" officeooo:paragraph-rsid="00136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a737" officeooo:paragraph-rsid="0013a7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b166" officeooo:paragraph-rsid="0013b1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weight="bold" officeooo:rsid="00157305" officeooo:paragraph-rsid="00157305" fo:background-color="transparent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rsid="001667d9" officeooo:paragraph-rsid="001667d9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07cced" officeooo:paragraph-rsid="0007cced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rsid="0007cced" officeooo:paragraph-rsid="0007cced" style:font-size-asian="10.5pt" style:font-size-complex="12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officeooo:rsid="00090b52" officeooo:paragraph-rsid="00090b52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090b52" officeooo:paragraph-rsid="00090b52" style:font-size-asian="10.5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officeooo:rsid="00142fd5" officeooo:paragraph-rsid="00142fd5" style:font-size-asian="10.5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officeooo:rsid="00142fd5" officeooo:paragraph-rsid="00142fd5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142fd5" officeooo:paragraph-rsid="00142fd5" style:font-size-asian="10.5pt" style:font-size-complex="12pt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officeooo:rsid="00157305" officeooo:paragraph-rsid="00157305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57305" officeooo:paragraph-rsid="00157305" style:font-size-asian="10.5pt" style:font-size-complex="12pt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2pt" officeooo:rsid="0017230d" officeooo:paragraph-rsid="0017230d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42fd5" officeooo:paragraph-rsid="00142fd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157305" officeooo:paragraph-rsid="0015730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090b52" officeooo:paragraph-rsid="00090b5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142fd5" officeooo:paragraph-rsid="00142fd5" style:font-size-asian="14pt" style:font-weight-asian="bold" style:font-size-complex="14pt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officeooo:rsid="00142fd5" officeooo:paragraph-rsid="00142fd5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16fc" officeooo:paragraph-rsid="001b1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b389" officeooo:paragraph-rsid="0010b3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0b52" officeooo:paragraph-rsid="00090b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0b52"/>
    </style:style>
    <style:style style:name="T2" style:family="text">
      <style:text-properties officeooo:rsid="000a9f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d2de"/>
    </style:style>
    <style:style style:name="T5" style:family="text">
      <style:text-properties officeooo:rsid="000d9792"/>
    </style:style>
    <style:style style:name="T6" style:family="text">
      <style:text-properties officeooo:rsid="0011f329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officeooo:rsid="001a20d3"/>
    </style:style>
    <style:style style:name="T9" style:family="text">
      <style:text-properties officeooo:rsid="001b16fc"/>
    </style:style>
    <style:style style:name="T10" style:family="text">
      <style:text-properties officeooo:rsid="001c63b2"/>
    </style:style>
    <style:style style:name="T11" style:family="text">
      <style:text-properties officeooo:rsid="001d36e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plan</text:p>
      <text:p text:style-name="P6"/>
      <text:p text:style-name="P8">1. Introduction</text:p>
      <text:p text:style-name="P1"><text:span text:style-name="T3">Objective:</text:span> Automate the end-to-end process of:</text:p>
      <text:list xml:id="list2425869799" text:style-name="L1">
        <text:list-item>
          <text:p text:style-name="P28">Ligging into <text:span text:style-name="T8">NoteJoy</text:span></text:p>
        </text:list-item>
        <text:list-item>
          <text:p text:style-name="P28">Creating a <text:span text:style-name="T8">new Note</text:span></text:p>
        </text:list-item>
        <text:list-item>
          <text:p text:style-name="P28">Deleting the <text:span text:style-name="T8">Note</text:span></text:p>
        </text:list-item>
      </text:list>
      <text:p text:style-name="P1"/>
      <text:p text:style-name="P7"><text:span text:style-name="T1">2. </text:span>Scope:</text:p>
      <text:list xml:id="list1819742338" text:style-name="L2">
        <text:list-item>
          <text:p text:style-name="P29">Web application testing (<text:span text:style-name="T8">NoteJoy</text:span>’s website)</text:p>
        </text:list-item>
        <text:list-item>
          <text:p text:style-name="P29">Cross-browser testing(Chrome, Firefox, Edge)</text:p>
        </text:list-item>
        <text:list-item>
          <text:p text:style-name="P29">Functional testing (validating UI elements, login, post and delete actions)</text:p>
        </text:list-item>
        <text:list-item>
          <text:p text:style-name="P29">Negative testing (invalid login, missing tweet content)</text:p>
        </text:list-item>
      </text:list>
      <text:p text:style-name="P1"/>
      <text:p text:style-name="P8">3. Tools and Technologies:</text:p>
      <text:list xml:id="list1782466604" text:style-name="L3">
        <text:list-item>
          <text:p text:style-name="P30">Selenium</text:p>
        </text:list-item>
        <text:list-item>
          <text:p text:style-name="P30">Python</text:p>
        </text:list-item>
        <text:list-item>
          <text:p text:style-name="P30">Pytest</text:p>
        </text:list-item>
      </text:list>
      <text:p text:style-name="P2"/>
      <text:p text:style-name="P2"/>
      <text:p text:style-name="P8">4. Test Scenarios and Cases</text:p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46">Step</text:p>
          </table:table-cell>
          <table:table-cell table:style-name="Table1.B1" office:value-type="string">
            <text:p text:style-name="P46">Action</text:p>
          </table:table-cell>
          <table:table-cell table:style-name="Table1.B1" office:value-type="string">
            <text:p text:style-name="P46">Expected result</text:p>
          </table:table-cell>
          <table:table-cell table:style-name="Table1.B1" office:value-type="string">
            <text:p text:style-name="P46">Status</text:p>
          </table:table-cell>
          <table:table-cell table:style-name="Table1.B1" office:value-type="string">
            <text:p text:style-name="P46">Actual result</text:p>
          </table:table-cell>
          <table:table-cell table:style-name="Table1.A1" office:value-type="string">
            <text:p text:style-name="P46">Priority</text:p>
          </table:table-cell>
        </table:table-row>
        <table:table-row table:style-name="Table1.2">
          <table:table-cell table:style-name="Table1.A2" table:number-columns-spanned="6" office:value-type="string">
            <text:p text:style-name="P17"><text:span text:style-name="T3">Scenario 1:</text:span> Login to <text:span text:style-name="T8">NoteJo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4"><text:span text:style-name="T3">Precondition: </text:span>User has a valid <text:span text:style-name="T8">NoteJoy</text:span> acc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1. <text:span text:style-name="T4">Test case - </text:span>Valid login</text:p>
          </table:table-cell>
          <table:table-cell table:style-name="Table1.B4">
            <text:p text:style-name="P13"/>
          </table:table-cell>
          <table:table-cell table:style-name="Table1.C4">
            <text:p text:style-name="P13"/>
          </table:table-cell>
          <table:table-cell table:style-name="Table1.B4">
            <text:p text:style-name="P14"/>
          </table:table-cell>
          <table:table-cell table:style-name="Table1.C4">
            <text:p text:style-name="P12"/>
          </table:table-cell>
          <table:table-cell table:style-name="Table1.F4" table:number-rows-spanned="5" office:value-type="string">
            <text:p text:style-name="P14">High</text:p>
          </table:table-cell>
        </table:table-row>
        <table:table-row table:style-name="Table1.2">
          <table:table-cell table:style-name="Table1.A2" office:value-type="string">
            <text:p text:style-name="P13">1.<text:span text:style-name="T2">1</text:span></text:p>
          </table:table-cell>
          <table:table-cell table:style-name="Table1.B5" office:value-type="string">
            <text:p text:style-name="P13">Open <text:span text:style-name="T8">NoteJoy</text:span>’s login page</text:p>
          </table:table-cell>
          <table:table-cell table:style-name="Table1.C5" table:number-rows-spanned="4" office:value-type="string">
            <text:p text:style-name="P13">User is successfully logged in</text:p>
          </table:table-cell>
          <table:table-cell table:style-name="Table1.D5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14">1.2</text:p>
          </table:table-cell>
          <table:table-cell table:style-name="Table1.B6" office:value-type="string">
            <text:p text:style-name="P13">Enter a valid username/email and password</text:p>
          </table:table-cell>
          <table:covered-table-cell table:style-name="Table1.C4"/>
          <table:table-cell table:style-name="Table1.D6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13"><text:span text:style-name="T2">1.</text:span>3</text:p>
          </table:table-cell>
          <table:table-cell table:style-name="Table1.B7" office:value-type="string">
            <text:p text:style-name="P13">Click on the “Log in” button</text:p>
          </table:table-cell>
          <table:covered-table-cell table:style-name="Table1.C4"/>
          <table:table-cell table:style-name="Table1.D7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13"><text:span text:style-name="T2">1.</text:span>4</text:p>
          </table:table-cell>
          <table:table-cell table:style-name="Table1.B8" office:value-type="string">
            <text:p text:style-name="P13">Verify that home page is displayed</text:p>
          </table:table-cell>
          <table:covered-table-cell table:style-name="Table1.C4"/>
          <table:table-cell table:style-name="Table1.D8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18">2. Test case – Invalid Login</text:p>
          </table:table-cell>
          <table:table-cell table:style-name="Table1.B4">
            <text:p text:style-name="P13"/>
          </table:table-cell>
          <table:table-cell table:style-name="Table1.C9" table:number-rows-spanned="5" office:value-type="string">
            <text:p text:style-name="P18"/>
            <text:p text:style-name="P18"/>
            <text:p text:style-name="P18">User not logged in and getting warning that password or login are not correct</text:p>
          </table:table-cell>
          <table:table-cell table:style-name="Table1.B4">
            <text:p text:style-name="P14"/>
          </table:table-cell>
          <table:table-cell table:style-name="Table1.C4">
            <text:p text:style-name="P12"/>
          </table:table-cell>
          <table:table-cell table:style-name="Table1.F9" table:number-rows-spanned="5" office:value-type="string">
            <text:p text:style-name="P18">High</text:p>
          </table:table-cell>
        </table:table-row>
        <table:table-row>
          <table:table-cell table:style-name="Table1.A2" office:value-type="string">
            <text:p text:style-name="P19">2.1</text:p>
          </table:table-cell>
          <table:table-cell table:style-name="Table1.B10" office:value-type="string">
            <text:p text:style-name="P13">Open <text:span text:style-name="T8">NoteJoy</text:span>’s login page</text:p>
          </table:table-cell>
          <table:covered-table-cell table:style-name="Table1.C4"/>
          <table:table-cell table:style-name="Table1.D10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19">2.2</text:p>
          </table:table-cell>
          <table:table-cell table:style-name="Table1.B11" office:value-type="string">
            <text:p text:style-name="P13">Enter a<text:span text:style-name="T5">n</text:span> <text:span text:style-name="T5">in</text:span>valid username/email and password</text:p>
          </table:table-cell>
          <table:covered-table-cell table:style-name="Table1.C4"/>
          <table:table-cell table:style-name="Table1.D11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19">2.3</text:p>
          </table:table-cell>
          <table:table-cell table:style-name="Table1.B12" office:value-type="string">
            <text:p text:style-name="P13">Click on the “Log in” button</text:p>
          </table:table-cell>
          <table:covered-table-cell table:style-name="Table1.C4"/>
          <table:table-cell table:style-name="Table1.D12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19">2.4</text:p>
          </table:table-cell>
          <table:table-cell table:style-name="Table1.B13" office:value-type="string">
            <text:p text:style-name="P13">Verify <text:span text:style-name="T5">the error message</text:span></text:p>
          </table:table-cell>
          <table:covered-table-cell table:style-name="Table1.C4"/>
          <table:table-cell table:style-name="Table1.D13" office:value-type="string">
            <text:p text:style-name="P14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ext:soft-page-break/>
        <table:table-row>
          <table:table-cell table:style-name="Table1.A2" table:number-columns-spanned="6" office:value-type="string">
            <text:p text:style-name="P20"><text:span text:style-name="T3">Scenario 2:</text:span> Create a <text:span text:style-name="T9">No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0"><text:span text:style-name="T3">Precondition:</text:span> User is logged 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1. Test case – <text:span text:style-name="T9">Create a Note</text:span></text:p>
          </table:table-cell>
          <table:table-cell table:style-name="Table1.B4">
            <text:p text:style-name="P12"/>
          </table:table-cell>
          <table:table-cell table:style-name="Table1.C4">
            <text:p text:style-name="P12"/>
          </table:table-cell>
          <table:table-cell table:style-name="Table1.B4">
            <text:p text:style-name="P12"/>
          </table:table-cell>
          <table:table-cell table:style-name="Table1.C4">
            <text:p text:style-name="P12"/>
          </table:table-cell>
          <table:table-cell table:style-name="Table1.F16" table:number-rows-spanned="5" office:value-type="string">
            <text:p text:style-name="P21">High</text:p>
          </table:table-cell>
        </table:table-row>
        <table:table-row>
          <table:table-cell table:style-name="Table1.A2" office:value-type="string">
            <text:p text:style-name="P21">1.1</text:p>
          </table:table-cell>
          <table:table-cell table:style-name="Table1.B17" office:value-type="string">
            <text:p text:style-name="P21">Click on the “<text:span text:style-name="T9">Add Note</text:span>” button</text:p>
          </table:table-cell>
          <table:table-cell table:style-name="Table1.C17" table:number-rows-spanned="4" office:value-type="string">
            <text:p text:style-name="P21">The <text:span text:style-name="T9">note</text:span> is successfully <text:span text:style-name="T9">created</text:span></text:p>
          </table:table-cell>
          <table:table-cell table:style-name="Table1.D17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21">1.2</text:p>
          </table:table-cell>
          <table:table-cell table:style-name="Table1.B18" office:value-type="string">
            <text:p text:style-name="P21">Enter the <text:span text:style-name="T9">note</text:span> content</text:p>
          </table:table-cell>
          <table:covered-table-cell table:style-name="Table1.C4"/>
          <table:table-cell table:style-name="Table1.D18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21">1.3</text:p>
          </table:table-cell>
          <table:table-cell table:style-name="Table1.B19" office:value-type="string">
            <text:p text:style-name="P44">Enter the note title</text:p>
          </table:table-cell>
          <table:covered-table-cell table:style-name="Table1.C4"/>
          <table:table-cell table:style-name="Table1.D19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21">1.4</text:p>
          </table:table-cell>
          <table:table-cell table:style-name="Table1.B20" office:value-type="string">
            <text:p text:style-name="P21">Verify that <text:span text:style-name="T9">note</text:span> appears in the list</text:p>
          </table:table-cell>
          <table:covered-table-cell table:style-name="Table1.C4"/>
          <table:table-cell table:style-name="Table1.D20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22">2. Test case – <text:span text:style-name="T10">Create </text:span>an empty <text:span text:style-name="T10">Note</text:span></text:p>
          </table:table-cell>
          <table:table-cell table:style-name="Table1.B4">
            <text:p text:style-name="P12"/>
          </table:table-cell>
          <table:table-cell table:style-name="Table1.C21" table:number-rows-spanned="4" office:value-type="string">
            <text:p text:style-name="P21">The <text:span text:style-name="T9">note</text:span> is successfully <text:span text:style-name="T9">created</text:span></text:p>
          </table:table-cell>
          <table:table-cell table:style-name="Table1.B4">
            <text:p text:style-name="P12"/>
          </table:table-cell>
          <table:table-cell table:style-name="Table1.C4">
            <text:p text:style-name="P12"/>
          </table:table-cell>
          <table:table-cell table:style-name="Table1.F21" table:number-rows-spanned="4" office:value-type="string">
            <text:p text:style-name="P22">High</text:p>
          </table:table-cell>
        </table:table-row>
        <table:table-row>
          <table:table-cell table:style-name="Table1.A2" office:value-type="string">
            <text:p text:style-name="P22">2.1</text:p>
          </table:table-cell>
          <table:table-cell table:style-name="Table1.B22" office:value-type="string">
            <text:p text:style-name="P21">Click on the “<text:span text:style-name="T10">Add Note</text:span>” button</text:p>
          </table:table-cell>
          <table:covered-table-cell table:style-name="Table1.C4"/>
          <table:table-cell table:style-name="Table1.D22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2" office:value-type="string">
            <text:p text:style-name="P22">2.2</text:p>
          </table:table-cell>
          <table:table-cell table:style-name="Table1.B23" office:value-type="string">
            <text:p text:style-name="P21">Enter the <text:span text:style-name="T10">note title</text:span></text:p>
          </table:table-cell>
          <table:covered-table-cell table:style-name="Table1.C4"/>
          <table:table-cell table:style-name="Table1.D23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22">2.<text:span text:style-name="T10">3</text:span></text:p>
          </table:table-cell>
          <table:table-cell table:style-name="Table1.B24" office:value-type="string">
            <text:p text:style-name="P21">Verify that <text:span text:style-name="T9">note</text:span> appears in the list</text:p>
          </table:table-cell>
          <table:covered-table-cell table:style-name="Table1.C4"/>
          <table:table-cell table:style-name="Table1.D24" office:value-type="string">
            <text:p text:style-name="P15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table:number-columns-spanned="6" office:value-type="string">
            <text:p text:style-name="P23"><text:span text:style-name="T3">Scenario 3:</text:span> Delete a <text:span text:style-name="T10">No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23"><text:span text:style-name="T3">Precondition:</text:span> The <text:span text:style-name="T10">Note</text:span> exists in the user’s profi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4">1. Test case – Delete a <text:span text:style-name="T10">note</text:span></text:p>
          </table:table-cell>
          <table:table-cell table:style-name="Table1.B4">
            <text:p text:style-name="P12"/>
          </table:table-cell>
          <table:table-cell table:style-name="Table1.C4">
            <text:p text:style-name="P12"/>
          </table:table-cell>
          <table:table-cell table:style-name="Table1.B4">
            <text:p text:style-name="P12"/>
          </table:table-cell>
          <table:table-cell table:style-name="Table1.C4">
            <text:p text:style-name="P12"/>
          </table:table-cell>
          <table:table-cell table:style-name="Table1.F27" table:number-rows-spanned="5" office:value-type="string">
            <text:p text:style-name="P25">High</text:p>
          </table:table-cell>
        </table:table-row>
        <table:table-row table:style-name="Table1.2">
          <table:table-cell table:style-name="Table1.A2" office:value-type="string">
            <text:p text:style-name="P24">1.1</text:p>
          </table:table-cell>
          <table:table-cell table:style-name="Table1.B28" office:value-type="string">
            <text:p text:style-name="P24">Locate the posted <text:span text:style-name="T10">Note</text:span></text:p>
          </table:table-cell>
          <table:table-cell table:style-name="Table1.C28" table:number-rows-spanned="4" office:value-type="string">
            <text:p text:style-name="P25">The <text:span text:style-name="T10">Note</text:span> deleted successfully</text:p>
          </table:table-cell>
          <table:table-cell table:style-name="Table1.D28" office:value-type="string">
            <text:p text:style-name="P16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25">1.2</text:p>
          </table:table-cell>
          <table:table-cell table:style-name="Table1.B29" office:value-type="string">
            <text:p text:style-name="P24">Click on the <text:span text:style-name="T10">Note</text:span> options</text:p>
          </table:table-cell>
          <table:covered-table-cell table:style-name="Table1.C4"/>
          <table:table-cell table:style-name="Table1.D29" office:value-type="string">
            <text:p text:style-name="P16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25">1.3</text:p>
          </table:table-cell>
          <table:table-cell table:style-name="Table1.B30" office:value-type="string">
            <text:p text:style-name="P24">Select “Delete” and confirm</text:p>
          </table:table-cell>
          <table:covered-table-cell table:style-name="Table1.C4"/>
          <table:table-cell table:style-name="Table1.D30" office:value-type="string">
            <text:p text:style-name="P16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 table:style-name="Table1.2">
          <table:table-cell table:style-name="Table1.A2" office:value-type="string">
            <text:p text:style-name="P25">1.4</text:p>
          </table:table-cell>
          <table:table-cell table:style-name="Table1.B31" office:value-type="string">
            <text:p text:style-name="P24">Verify that the <text:span text:style-name="T10">Note</text:span> is no longer visible/exists</text:p>
          </table:table-cell>
          <table:covered-table-cell table:style-name="Table1.C4"/>
          <table:table-cell table:style-name="Table1.D31" office:value-type="string">
            <text:p text:style-name="P16">Ready to test</text:p>
          </table:table-cell>
          <table:table-cell table:style-name="Table1.C4">
            <text:p text:style-name="P12"/>
          </table:table-cell>
          <table:covered-table-cell table:style-name="Table1.F5"/>
        </table:table-row>
        <table:table-row>
          <table:table-cell table:style-name="Table1.A32" office:value-type="string">
            <text:p text:style-name="P12"/>
          </table:table-cell>
          <table:table-cell table:style-name="Table1.B32">
            <text:p text:style-name="P12"/>
          </table:table-cell>
          <table:table-cell table:style-name="Table1.C32">
            <text:p text:style-name="P12"/>
          </table:table-cell>
          <table:table-cell table:style-name="Table1.B32">
            <text:p text:style-name="P12"/>
          </table:table-cell>
          <table:table-cell table:style-name="Table1.C32">
            <text:p text:style-name="P12"/>
          </table:table-cell>
          <table:table-cell table:style-name="Table1.F32">
            <text:p text:style-name="P12"/>
          </table:table-cell>
        </table:table-row>
      </table:table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Test execution strategy</text:p>
      <text:p text:style-name="P3">Environment:</text:p>
      <text:list xml:id="list2422457512" text:style-name="L4">
        <text:list-item>
          <text:p text:style-name="P32">OS: Linux</text:p>
        </text:list-item>
        <text:list-item>
          <text:p text:style-name="P32">Browsers: Chrome, Firefox, Edge</text:p>
        </text:list-item>
        <text:list-item>
          <text:p text:style-name="P32"><text:span text:style-name="T11">NoteJoy te</text:span>st account</text:p>
        </text:list-item>
      </text:list>
      <text:p text:style-name="P3">Test data:</text:p>
      <text:list xml:id="list1203452275" text:style-name="L5">
        <text:list-item>
          <text:p text:style-name="P42"><text:span text:style-name="T7">Username: </text:span><text:a xlink:type="simple" xlink:href="mailto:test_user@twitter.com" text:style-name="Internet_20_link" text:visited-style-name="Visited_20_Internet_20_Link"><text:span text:style-name="T7">test_user</text:span></text:a></text:p>
        </text:list-item>
        <text:list-item>
          <text:p text:style-name="P42"><text:span text:style-name="T7">Password: </text:span><text:a xlink:type="simple" xlink:href="mailto:Test1234@1234" text:style-name="Internet_20_link" text:visited-style-name="Visited_20_Internet_20_Link"><text:span text:style-name="T7">Test1234</text:span></text:a></text:p>
        </text:list-item>
        <text:list-item>
          <text:p text:style-name="P33"><text:span text:style-name="T11">Note</text:span> content: “This is automated test <text:span text:style-name="T11">Note</text:span>”</text:p>
        </text:list-item>
      </text:list>
      <text:p text:style-name="P34"/>
      <text:p text:style-name="P39">Automation Script Execution:</text:p>
      <text:list xml:id="list3731271945" text:style-name="L6">
        <text:list-item>
          <text:p text:style-name="P35">Run script using Python</text:p>
        </text:list-item>
        <text:list-item>
          <text:p text:style-name="P35">Execute tests in headless mode (for faster execution)</text:p>
        </text:list-item>
        <text:list-item>
          <text:p text:style-name="P35">Generate report using Pytest HTML Reports</text:p>
        </text:list-item>
      </text:list>
      <text:p text:style-name="P36"/>
      <text:p text:style-name="P10">6. Expecting challenges and solu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hallenge</text:p>
          </table:table-cell>
          <table:table-cell table:style-name="Table2.A1" office:value-type="string">
            <text:p text:style-name="P26">Solution</text:p>
          </table:table-cell>
        </table:table-row>
        <table:table-row>
          <table:table-cell table:style-name="Table2.A1" office:value-type="string">
            <text:p text:style-name="P4">CAPTCHA login</text:p>
          </table:table-cell>
          <table:table-cell table:style-name="Table2.A1" office:value-type="string">
            <text:p text:style-name="P4">Use session or manual login at first time</text:p>
          </table:table-cell>
        </table:table-row>
        <table:table-row>
          <table:table-cell table:style-name="Table2.A1" office:value-type="string">
            <text:p text:style-name="P4">Dynamic UI changes (“<text:span text:style-name="T11">Add note”</text:span> button, delete option)</text:p>
          </table:table-cell>
          <table:table-cell table:style-name="Table2.A1" office:value-type="string">
            <text:p text:style-name="P4">Use Xpatch with text-based selectors instead of absolute XPatch</text:p>
          </table:table-cell>
        </table:table-row>
        <table:table-row>
          <table:table-cell table:style-name="Table2.A1" office:value-type="string">
            <text:p text:style-name="P27">Possible rate limit for automated actions</text:p>
          </table:table-cell>
          <table:table-cell table:style-name="Table2.A1" office:value-type="string">
            <text:p text:style-name="P27">Add delays and run tests at intervals</text:p>
          </table:table-cell>
        </table:table-row>
      </table:table>
      <text:p text:style-name="P36"/>
      <text:p text:style-name="P36"/>
      <text:p text:style-name="P11">7. Reporting and Logging</text:p>
      <text:list xml:id="list2651283392" text:style-name="L7">
        <text:list-item>
          <text:p text:style-name="P37">Capture screenshots of each step</text:p>
        </text:list-item>
        <text:list-item>
          <text:p text:style-name="P37">Log test result using pytest logg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20:26:00.776131377</meta:creation-date>
    <dc:date>2025-03-27T09:33:23.362514514</dc:date>
    <meta:editing-duration>PT1H15M15S</meta:editing-duration>
    <meta:editing-cycles>22</meta:editing-cycles>
    <meta:generator>LibreOffice/7.3.7.2$Linux_X86_64 LibreOffice_project/30$Build-2</meta:generator>
    <meta:document-statistic meta:table-count="2" meta:image-count="0" meta:object-count="0" meta:page-count="3" meta:paragraph-count="125" meta:word-count="479" meta:character-count="2665" meta:non-whitespace-character-count="2328"/>
  </office:meta>
</office:document-meta>
</file>